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Attribute.MyAttribute( String cto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ttribute.setNamedArgument( String named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Demo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